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GROVET FLORED'S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5671930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563845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ESONES PEREZ, JIMMY POO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56232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BARTUREN BECERRA, JUSTA FL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05257296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77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831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37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711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47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47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789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9/08/2021</text:p>
          </table:table-cell>
          <table:table-cell table:style-name="Tabla2.A3" office:value-type="string">
            <text:p text:style-name="P16"/>
          </table:table-cell>
          <table:table-cell table:style-name="Tabla2.D3" office:value-type="string">
            <text:p text:style-name="P17">1789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8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6:02:4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